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office:automatic-styles>
  <office:body>
    <office:text>
      <text:p text:style-name="Title">Zip File Guide</text:p>
      <text:p text:style-name="Author"><text:a xlink:type="simple" xlink:href="https://csci-1301.github.io/about#authors" office:name=""><text:span text:style-name="Definition">https://csci-1301.github.io/about#authors</text:span></text:a></text:p>
      <text:p text:style-name="Date">March 2, 2022 (10:28: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nzipping-files"/>Unzipping Files<text:bookmark-end text:name="unzipping-files"/></text:h>
      <text:h text:style-name="Heading_20_2" text:outline-level="2"><text:bookmark-start text:name="windows"/>Windows<text:bookmark-end text:name="windows"/></text:h>
      <text:p text:style-name="First_20_paragraph">Navigate your file explorer and navigate to your Downloads folder (or wherever you downloaded the file). From there, look for the file you downloaded, right-click, and select “Extract All…”. When the “Extract Compressed (Zipped) Folder” window opens, click the “Extract” button.</text:p>
      <text:h text:style-name="Heading_20_2" text:outline-level="2"><text:bookmark-start text:name="linux"/>Linux<text:bookmark-end text:name="linux"/></text:h>
      <text:p text:style-name="First_20_paragraph">This guide is assuming you have Zip/Unzip installed on your Linux distribution. If this is not the case, first follow this <text:a xlink:type="simple" xlink:href="https://www.tecmint.com/install-zip-and-unzip-in-linux/" office:name=""><text:span text:style-name="Definition">install guide</text:span></text:a>.</text:p>
      <text:h text:style-name="Heading_20_3" text:outline-level="3"><text:bookmark-start text:name="using-the-graphical-interface"/>Using the graphical interface<text:bookmark-end text:name="using-the-graphical-interface"/></text:h>
      <text:p text:style-name="First_20_paragraph">Normally, a simple <text:a xlink:type="simple" xlink:href="https://www.wikihow.com/Unzip-Files-in-Linux" office:name=""><text:span text:style-name="Definition">right click and choose “Extract” or “Open with Ark”</text:span></text:a> should do it.</text:p>
      <text:h text:style-name="Heading_20_3" text:outline-level="3"><text:bookmark-start text:name="using-the-command-line"/>Using the Command-Line<text:bookmark-end text:name="using-the-command-line"/></text:h>
      <text:p text:style-name="First_20_paragraph">Navigate to your command-line interface and run the following command (as a normal user, as indicated by <text:span text:style-name="NormalTok">$</text:span>):</text:p>
      <text:p text:style-name="P1">$ unzip [FileName].zip</text:p>
      <text:p text:style-name="First_20_paragraph">where “[FileName].zip” is the name of the zip file.</text:p>
      <text:h text:style-name="Heading_20_2" text:outline-level="2"><text:bookmark-start text:name="macos"/>macOS<text:bookmark-end text:name="macos"/></text:h>
      <text:p text:style-name="First_20_paragraph">Simply double-click on the zip file to unzip it onto your desktop.</text:p>
      <text:h text:style-name="Heading_20_1" text:outline-level="1"><text:bookmark-start text:name="zipping-files"/>Zipping Files<text:bookmark-end text:name="zipping-files"/></text:h>
      <text:h text:style-name="Heading_20_2" text:outline-level="2"><text:bookmark-start text:name="windows-1"/>Windows<text:bookmark-end text:name="windows-1"/></text:h>
      <text:p text:style-name="First_20_paragraph">Navigate to your file explorer and go to where your solution is stored on your system, the default file path being:</text:p>
      <text:p text:style-name="P2">C:\Users\[UserName]\source\repos</text:p>
      <text:p text:style-name="First_20_paragraph">where “[UserName]” is your Windows username (on school computers, this should be your AU username). Right click the folder you want to zip, go down the list to the “Send to” option, and then click on the “Compressed (Zipped) Folder” option. This should then create a new zip file.</text:p>
      <text:h text:style-name="Heading_20_2" text:outline-level="2"><text:bookmark-start text:name="linux-1"/>Linux<text:bookmark-end text:name="linux-1"/></text:h>
      <text:h text:style-name="Heading_20_3" text:outline-level="3"><text:bookmark-start text:name="using-the-graphical-interface-1"/>Using the graphical interface<text:bookmark-end text:name="using-the-graphical-interface-1"/></text:h>
      <text:p text:style-name="First_20_paragraph">Normally, a simple <text:a xlink:type="simple" xlink:href="https://www.wikihow.com/Make-a-Zip-File-in-Linux" office:name=""><text:span text:style-name="Definition">right click and choose “Compress”</text:span></text:a> should do it.</text:p>
      <text:h text:style-name="Heading_20_3" text:outline-level="3"><text:bookmark-start text:name="using-the-command-line-1"/>Using the Command-Line<text:bookmark-end text:name="using-the-command-line-1"/></text:h>
      <text:p text:style-name="First_20_paragraph">Navigate to your command-line interface and run the following command (as a normal user, as indicated by <text:span text:style-name="NormalTok">$</text:span>):</text:p>
      <text:p text:style-name="P3">$ zip -r [ZipFileName].zip [FileName]</text:p>
      <text:p text:style-name="First_20_paragraph">where “[ZipFileName].zip” is the name you want for the zip file, and “[FileName]” for the folder you want to zip.</text:p>
      <text:h text:style-name="Heading_20_2" text:outline-level="2"><text:bookmark-start text:name="macos-1"/>macOS<text:bookmark-end text:name="macos-1"/></text:h>
      <text:p text:style-name="First_20_paragraph">Navigate to your file explorer and go to where your solution is stored on your system, the default file path being:</text:p>
      <text:p text:style-name="P4">[UserName]\source\repos</text:p>
      <text:p text:style-name="First_20_paragraph">where “[UserName]” is your Mac username. Right-click on the folder that you want to zip up and click on the “Compress the Folder” op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Zip File Guid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03T03:29:00Z</meta:creation-date>
    <dc:date>2022-03-03T03:29:00Z</dc:date>
    <meta:user-defined meta:name="date" meta:value-type="string">March   2, 2022 (10:28: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